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4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4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2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3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36" style:family="table-cell" style:parent-style-name="Default" style:data-style-name="N100">
      <style:table-cell-properties fo:wrap-option="wrap" style:vertical-align="middle"/>
      <style:text-properties style:font-name="FreeSans1" fo:font-size="11pt" style:font-size-asian="11pt" style:font-size-complex="11pt"/>
    </style:style>
    <style:style style:name="ce37" style:family="table-cell" style:parent-style-name="Default" style:data-style-name="N100">
      <style:table-cell-properties style:vertical-align="middle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42" style:family="table-cell" style:parent-style-name="Default" style:data-style-name="N108">
      <style:table-cell-properties fo:wrap-option="wrap"/>
      <style:text-properties style:font-name="FreeSans1" fo:font-size="11pt" style:font-size-asian="11pt" style:font-size-complex="11pt"/>
    </style:style>
    <style:style style:name="ce4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  <table:table-cell table:number-columns-repeated="2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7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7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7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7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9-14" calcext:value-type="date">
            <text:p>14.09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і суміш для газоблоків + доставка</text:p>
          </table:table-cell>
          <table:table-cell office:value-type="date" office:date-value="2021-09-15" calcext:value-type="date">
            <text:p>15.09.2021</text:p>
          </table:table-cell>
          <table:table-cell office:value-type="currency" office:currency="UAH" office:value="1750" calcext:value-type="currency">
            <text:p>1 7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Щебень + доставка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4718" calcext:value-type="currency">
            <text:p>4 7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09-23" calcext:value-type="date">
            <text:p>23.09.2021</text:p>
          </table:table-cell>
          <table:table-cell office:value-type="currency" office:currency="UAH" office:value="1110" calcext:value-type="currency">
            <text:p>1 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рядів 10 - 14 газоблоку, армопояс</text:p>
          </table:table-cell>
          <table:table-cell office:value-type="date" office:date-value="2021-09-26" calcext:value-type="date">
            <text:p>26.09.2021</text:p>
          </table:table-cell>
          <table:table-cell office:value-type="currency" office:currency="UAH" office:value="37418" calcext:value-type="currency">
            <text:p>37 418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Оренда крана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8000" calcext:value-type="currency">
            <text:p>8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онтаж плит</text:p>
          </table:table-cell>
          <table:table-cell office:value-type="date" office:date-value="2021-10-05" calcext:value-type="date">
            <text:p>05.10.2021</text:p>
          </table:table-cell>
          <table:table-cell office:value-type="currency" office:currency="UAH" office:value="5700" calcext:value-type="currency">
            <text:p>5 7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10 мм 216 м, цемент, пінопласт...</text:p>
          </table:table-cell>
          <table:table-cell office:value-type="date" office:date-value="2021-10-06" calcext:value-type="date">
            <text:p>06.10.2021</text:p>
          </table:table-cell>
          <table:table-cell office:value-type="currency" office:currency="UAH" office:value="6011" calcext:value-type="currency">
            <text:p>6 01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гла керамічна рядова 1440 шт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8208" calcext:value-type="currency">
            <text:p>8 20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цегли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1300" calcext:value-type="currency">
            <text:p>1 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аз для авто Сашка</text:p>
          </table:table-cell>
          <table:table-cell office:value-type="date" office:date-value="2021-10-07" calcext:value-type="date">
            <text:p>07.10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нопласт 8 листів</text:p>
          </table:table-cell>
          <table:table-cell office:value-type="date" office:date-value="2021-10-09" calcext:value-type="date">
            <text:p>09.10.2021</text:p>
          </table:table-cell>
          <table:table-cell office:value-type="currency" office:currency="UAH" office:value="904" calcext:value-type="currency">
            <text:p>90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09" calcext:value-type="date">
            <text:p>09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Пінопласт, цемент</text:p>
          </table:table-cell>
          <table:table-cell office:value-type="date" office:date-value="2021-10-11" calcext:value-type="date">
            <text:p>11.10.2021</text:p>
          </table:table-cell>
          <table:table-cell office:value-type="currency" office:currency="UAH" office:value="2474" calcext:value-type="currency">
            <text:p>2 4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7,66т </text:p>
          </table:table-cell>
          <table:table-cell office:value-type="date" office:date-value="2021-10-15" calcext:value-type="date">
            <text:p>15.10.2021</text:p>
          </table:table-cell>
          <table:table-cell office:value-type="currency" office:currency="UAH" office:value="3380.16" calcext:value-type="currency">
            <text:p>3 3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+ доставка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302" calcext:value-type="currency">
            <text:p>1 30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иконання армопоясу навколо плит</text:p>
          </table:table-cell>
          <table:table-cell office:value-type="date" office:date-value="2021-10-16" calcext:value-type="date">
            <text:p>16.10.2021</text:p>
          </table:table-cell>
          <table:table-cell office:value-type="currency" office:currency="UAH" office:value="15400" calcext:value-type="currency">
            <text:p>15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підставки під муерлат і 1 ряду</text:p>
          </table:table-cell>
          <table:table-cell office:value-type="date" office:date-value="2021-10-24" calcext:value-type="date">
            <text:p>24.10.2021</text:p>
          </table:table-cell>
          <table:table-cell office:value-type="currency" office:currency="UAH" office:value="4800" calcext:value-type="currency">
            <text:p>4 8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ерево для даху</text:p>
          </table:table-cell>
          <table:table-cell office:value-type="date" office:date-value="2021-10-25" calcext:value-type="date">
            <text:p>25.10.2021</text:p>
          </table:table-cell>
          <table:table-cell office:value-type="currency" office:currency="UAH" office:value="52800" calcext:value-type="currency">
            <text:p>52 800 грн.</text:p>
          </table:table-cell>
          <table:table-cell office:value-type="string" calcext:value-type="string">
            <text:p>Так</text:p>
          </table:table-cell>
          <table:table-cell table:style-name="ce19" office:value-type="currency" office:currency="UAH" office:value="3000" calcext:value-type="currency">
            <text:p>3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Склоблоки 20 шт.</text:p>
          </table:table-cell>
          <table:table-cell office:value-type="date" office:date-value="2021-10-26" calcext:value-type="date">
            <text:p>26.10.2021</text:p>
          </table:table-cell>
          <table:table-cell office:value-type="currency" office:currency="UAH" office:value="2400" calcext:value-type="currency">
            <text:p>2 4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7" calcext:value-type="date">
            <text:p>27.10.2021</text:p>
          </table:table-cell>
          <table:table-cell office:value-type="currency" office:currency="UAH" office:value="4537.9" calcext:value-type="currency">
            <text:p>4 5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ипіж для даху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1665.5" calcext:value-type="currency">
            <text:p>1 66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Шифер</text:p>
          </table:table-cell>
          <table:table-cell office:value-type="date" office:date-value="2021-10-28" calcext:value-type="date">
            <text:p>28.10.2021</text:p>
          </table:table-cell>
          <table:table-cell office:value-type="currency" office:currency="UAH" office:value="39960" calcext:value-type="currency">
            <text:p>39 9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ропитка, електроди</text:p>
          </table:table-cell>
          <table:table-cell office:value-type="string" calcext:value-type="string">
            <text:p>38.10.2021</text:p>
          </table:table-cell>
          <table:table-cell office:value-type="currency" office:currency="UAH" office:value="662.1" calcext:value-type="currency">
            <text:p>6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0-30" calcext:value-type="date">
            <text:p>30.10.2021</text:p>
          </table:table-cell>
          <table:table-cell table:number-columns-repeated="2"/>
          <table:table-cell table:style-name="ce19" office:value-type="currency" office:currency="UAH" office:value="10000" calcext:value-type="currency">
            <text:p>10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Пропитка, гребінка під шифер</text:p>
          </table:table-cell>
          <table:table-cell office:value-type="date" office:date-value="2021-11-04" calcext:value-type="date">
            <text:p>04.11.2021</text:p>
          </table:table-cell>
          <table:table-cell office:value-type="currency" office:currency="UAH" office:value="1598" calcext:value-type="currency">
            <text:p>1 5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оставка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озвантаження шиферу</text:p>
          </table:table-cell>
          <table:table-cell office:value-type="date" office:date-value="2021-11-08" calcext:value-type="date">
            <text:p>08.11.2021</text:p>
          </table:table-cell>
          <table:table-cell office:value-type="currency" office:currency="UAH" office:value="600" calcext:value-type="currency">
            <text:p>6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</text:p>
          </table:table-cell>
          <table:table-cell office:value-type="date" office:date-value="2021-11-06" calcext:value-type="date">
            <text:p>06.11.2021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коби, шурупи</text:p>
          </table:table-cell>
          <table:table-cell office:value-type="date" office:date-value="2021-11-07" calcext:value-type="date">
            <text:p>07.11.2021</text:p>
          </table:table-cell>
          <table:table-cell office:value-type="currency" office:currency="UAH" office:value="516" calcext:value-type="currency">
            <text:p>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, рукавиці, пропитка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669" calcext:value-type="currency">
            <text:p>66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беройд 12 рулонів</text:p>
          </table:table-cell>
          <table:table-cell office:value-type="date" office:date-value="2021-11-10" calcext:value-type="date">
            <text:p>10.11.2021</text:p>
          </table:table-cell>
          <table:table-cell office:value-type="currency" office:currency="UAH" office:value="4740" calcext:value-type="currency">
            <text:p>4 7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вяхи, пропитка</text:p>
          </table:table-cell>
          <table:table-cell office:value-type="date" office:date-value="2021-11-12" calcext:value-type="date">
            <text:p>12.11.2021</text:p>
          </table:table-cell>
          <table:table-cell office:value-type="currency" office:currency="UAH" office:value="262" calcext:value-type="currency">
            <text:p>2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уберойд 3 шт, скоби для степлера</text:p>
          </table:table-cell>
          <table:table-cell office:value-type="date" office:date-value="2021-11-13" calcext:value-type="date">
            <text:p>13.11.2021</text:p>
          </table:table-cell>
          <table:table-cell office:value-type="currency" office:currency="UAH" office:value="1227" calcext:value-type="currency">
            <text:p>1 227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ванс</text:p>
          </table:table-cell>
          <table:table-cell office:value-type="date" office:date-value="2021-11-22" calcext:value-type="date">
            <text:p>22.11.2021</text:p>
          </table:table-cell>
          <table:table-cell table:number-columns-repeated="2"/>
          <table:table-cell table:style-name="ce19" office:value-type="currency" office:currency="UAH" office:value="23000" calcext:value-type="currency">
            <text:p>23 000 грн.</text:p>
          </table:table-cell>
          <table:table-cell table:style-name="ce19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Руберойд 3 рулони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2658" calcext:value-type="currency">
            <text:p>2 65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еві деталі даху + доставка</text:p>
          </table:table-cell>
          <table:table-cell office:value-type="date" office:date-value="2021-11-23" calcext:value-type="date">
            <text:p>23.11.2021</text:p>
          </table:table-cell>
          <table:table-cell office:value-type="currency" office:currency="UAH" office:value="4970" calcext:value-type="currency">
            <text:p>4 97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іплення шиферу (260+260)</text:p>
          </table:table-cell>
          <table:table-cell office:value-type="date" office:date-value="2021-11-26" calcext:value-type="date">
            <text:p>26.11.2021</text:p>
          </table:table-cell>
          <table:table-cell office:value-type="currency" office:currency="UAH" office:value="1699" calcext:value-type="currency">
            <text:p>1 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 з шайбою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225" calcext:value-type="currency">
            <text:p>22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ладка фронтонів (газобло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урлат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3450" calcext:value-type="currency">
            <text:p>3 45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ах (крокви, руберойд, шифер, коник)</text:p>
          </table:table-cell>
          <table:table-cell office:value-type="date" office:date-value="2021-11-30" calcext:value-type="date">
            <text:p>30.11.2021</text:p>
          </table:table-cell>
          <table:table-cell office:value-type="currency" office:currency="UAH" office:value="77400" calcext:value-type="currency">
            <text:p>77 400 грн.</text:p>
          </table:table-cell>
          <table:table-cell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4-29" calcext:value-type="date">
            <text:p>29.04.2022</text:p>
          </table:table-cell>
          <table:table-cell office:value-type="currency" office:currency="UAH" office:value="10817.52" calcext:value-type="currency">
            <text:p>10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заземлення в сараї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216" calcext:value-type="currency">
            <text:p>2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, кабелю в сарай, двере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1410" calcext:value-type="currency">
            <text:p>1 4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5833" calcext:value-type="currency">
            <text:p>5 83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одогону і кабелю в сарай</text:p>
          </table:table-cell>
          <table:table-cell office:value-type="date" office:date-value="2022-05-05" calcext:value-type="date">
            <text:p>05.05.2022</text:p>
          </table:table-cell>
          <table:table-cell office:value-type="currency" office:currency="UAH" office:value="7294" calcext:value-type="currency">
            <text:p>7 29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06" calcext:value-type="date">
            <text:p>06.05.2022</text:p>
          </table:table-cell>
          <table:table-cell office:value-type="currency" office:currency="UAH" office:value="10823.52" calcext:value-type="currency">
            <text:p>10 82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теріали для відмостки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6929" calcext:value-type="currency">
            <text:p>6 9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роботи по електиці в сарай і водогін</text:p>
          </table:table-cell>
          <table:table-cell office:value-type="date" office:date-value="2022-05-07" calcext:value-type="date">
            <text:p>07.05.2022</text:p>
          </table:table-cell>
          <table:table-cell office:value-type="currency" office:currency="UAH" office:value="14000" calcext:value-type="currency">
            <text:p>14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на-клей</text:p>
          </table:table-cell>
          <table:table-cell office:value-type="date" office:date-value="2022-05-09" calcext:value-type="date">
            <text:p>09.05.2022</text:p>
          </table:table-cell>
          <table:table-cell office:value-type="currency" office:currency="UAH" office:value="460" calcext:value-type="currency">
            <text:p>4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опластикові вікна</text:p>
          </table:table-cell>
          <table:table-cell office:value-type="date" office:date-value="2022-05-10" calcext:value-type="date">
            <text:p>10.05.2022</text:p>
          </table:table-cell>
          <table:table-cell office:value-type="currency" office:currency="UAH" office:value="14926" calcext:value-type="currency">
            <text:p>14 9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дверей</text:p>
          </table:table-cell>
          <table:table-cell office:value-type="date" office:date-value="2022-05-12" calcext:value-type="date">
            <text:p>12.05.2022</text:p>
          </table:table-cell>
          <table:table-cell office:value-type="currency" office:currency="UAH" office:value="1629.79" calcext:value-type="currency">
            <text:p>1 6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мки та інше</text:p>
          </table:table-cell>
          <table:table-cell office:value-type="date" office:date-value="2022-05-13" calcext:value-type="date">
            <text:p>13.05.2022</text:p>
          </table:table-cell>
          <table:table-cell office:value-type="currency" office:currency="UAH" office:value="6174.14" calcext:value-type="currency">
            <text:p>6 1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кладку фронтонів</text:p>
          </table:table-cell>
          <table:table-cell office:value-type="date" office:date-value="2022-05-14" calcext:value-type="date">
            <text:p>14.05.2022</text:p>
          </table:table-cell>
          <table:table-cell office:value-type="currency" office:currency="UAH" office:value="20500" calcext:value-type="currency">
            <text:p>20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ріт, електрод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619" calcext:value-type="currency">
            <text:p>1 61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Гвинти, гайки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30" calcext:value-type="currency">
            <text:p>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закінчення покрівля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За утеплення і штукатурку фундамента</text:p>
          </table:table-cell>
          <table:table-cell office:value-type="date" office:date-value="2022-05-21" calcext:value-type="date">
            <text:p>21.05.2022</text:p>
          </table:table-cell>
          <table:table-cell office:value-type="currency" office:currency="UAH" office:value="15000" calcext:value-type="currency">
            <text:p>15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етал для обшивки коробки даху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21455" calcext:value-type="currency">
            <text:p>21 45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Тротуарна плитка</text:p>
          </table:table-cell>
          <table:table-cell office:value-type="date" office:date-value="2022-05-23" calcext:value-type="date">
            <text:p>23.05.2022</text:p>
          </table:table-cell>
          <table:table-cell office:value-type="currency" office:currency="UAH" office:value="13962" calcext:value-type="currency">
            <text:p>13 96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Бордюри і жолоба</text:p>
          </table:table-cell>
          <table:table-cell office:value-type="date" office:date-value="2022-05-26" calcext:value-type="date">
            <text:p>26.05.2022</text:p>
          </table:table-cell>
          <table:table-cell office:value-type="currency" office:currency="UAH" office:value="20144" calcext:value-type="currency">
            <text:p>20 1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Арматура 10 мм 200 м</text:p>
          </table:table-cell>
          <table:table-cell office:value-type="date" office:date-value="2022-05-27" calcext:value-type="date">
            <text:p>27.05.2022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Маніпулятор (додатково за об’їзд)</text:p>
          </table:table-cell>
          <table:table-cell office:value-type="date" office:date-value="2022-05-28" calcext:value-type="date">
            <text:p>28.05.2022</text:p>
          </table:table-cell>
          <table:table-cell office:value-type="currency" office:currency="UAH" office:value="1000" calcext:value-type="currency">
            <text:p>1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Щебінь (5,17т) + доставка</text:p>
          </table:table-cell>
          <table:table-cell office:value-type="date" office:date-value="2022-06-03" calcext:value-type="date">
            <text:p>03.06.2022</text:p>
          </table:table-cell>
          <table:table-cell office:value-type="currency" office:currency="UAH" office:value="4515.6" calcext:value-type="currency">
            <text:p>4 51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Саморізи, герметик, олівці</text:p>
          </table:table-cell>
          <table:table-cell office:value-type="date" office:date-value="2022-06-07" calcext:value-type="date">
            <text:p>07.06.2022</text:p>
          </table:table-cell>
          <table:table-cell office:value-type="currency" office:currency="UAH" office:value="895" calcext:value-type="currency">
            <text:p>89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М500 20 мішків + доставка</text:p>
          </table:table-cell>
          <table:table-cell office:value-type="date" office:date-value="2022-06-08" calcext:value-type="date">
            <text:p>08.06.2022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Пісок річковий (7,69т), щебінь (7,51т) + доставка</text:p>
          </table:table-cell>
          <table:table-cell office:value-type="date" office:date-value="2022-06-09" calcext:value-type="date">
            <text:p>09.06.2022</text:p>
          </table:table-cell>
          <table:table-cell office:value-type="currency" office:currency="UAH" office:value="10298.15" calcext:value-type="currency">
            <text:p>10 2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Віник</text:p>
          </table:table-cell>
          <table:table-cell office:value-type="date" office:date-value="2022-06-09" calcext:value-type="date">
            <text:p>09.06.2022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Цемент 20 мішків</text:p>
          </table:table-cell>
          <table:table-cell office:value-type="date" office:date-value="2022-06-10" calcext:value-type="date">
            <text:p>10.06.2022</text:p>
          </table:table-cell>
          <table:table-cell office:value-type="currency" office:currency="UAH" office:value="1500" calcext:value-type="currency">
            <text:p>1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Кріплення на одні двері</text:p>
          </table:table-cell>
          <table:table-cell office:value-type="date" office:date-value="2022-06-10" calcext:value-type="date">
            <text:p>10.06.2022</text:p>
          </table:table-cell>
          <table:table-cell office:value-type="currency" office:currency="UAH" office:value="238" calcext:value-type="currency">
            <text:p>23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Арматура 126м, кутники 24м, труба 6м, цемент 22 мішки + доставка</text:p>
          </table:table-cell>
          <table:table-cell table:style-name="ce22" office:value-type="date" office:date-value="2022-06-13" calcext:value-type="date">
            <text:p>13.06.2022</text:p>
          </table:table-cell>
          <table:table-cell table:style-name="ce32" office:value-type="currency" office:currency="UAH" office:value="9040" calcext:value-type="currency">
            <text:p>9 040 грн.</text:p>
          </table:table-cell>
          <table:table-cell table:style-name="ce36" office:value-type="string" calcext:value-type="string">
            <text:p>Так</text:p>
          </table:table-cell>
          <table:table-cell table:style-name="ce42" table:number-columns-repeated="3"/>
          <table:table-cell table:style-name="ce43" table:number-columns-repeated="1017"/>
        </table:table-row>
        <table:table-row table:style-name="ro2">
          <table:table-cell office:value-type="string" calcext:value-type="string">
            <text:p>Дюбель нейлоновий 16 шт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291.2" calcext:value-type="currency">
            <text:p>29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щільнювач 2,7м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94.5" calcext:value-type="currency">
            <text:p>95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Дюбелі та шурупи на двоє дверей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1352" calcext:value-type="currency">
            <text:p>1 35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Ущільнювач 10м</text:p>
          </table:table-cell>
          <table:table-cell office:value-type="date" office:date-value="2022-06-14" calcext:value-type="date">
            <text:p>14.06.2022</text:p>
          </table:table-cell>
          <table:table-cell office:value-type="currency" office:currency="UAH" office:value="300" calcext:value-type="currency">
            <text:p>3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3">
          <table:table-cell table:style-name="ce14" office:value-type="string" calcext:value-type="string">
            <text:p>Роботи по установці жолобів і бетонної основи відмостки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37600" calcext:value-type="currency">
            <text:p>37 6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Роботи по заїздам у гаражі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8500" calcext:value-type="currency">
            <text:p>8 500 грн.</text:p>
          </table:table-cell>
          <table:table-cell table:style-name="ce37" office:value-type="string" calcext:value-type="string">
            <text:p>Ні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Дріт в’язальний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280" calcext:value-type="currency">
            <text:p>280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Кутник 40х40х4 18м, порізка</text:p>
          </table:table-cell>
          <table:table-cell office:value-type="date" office:date-value="2022-06-15" calcext:value-type="date">
            <text:p>15.06.2022</text:p>
          </table:table-cell>
          <table:table-cell office:value-type="currency" office:currency="UAH" office:value="1693.41" calcext:value-type="currency">
            <text:p>1 693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1">
          <table:table-cell table:style-name="ce14" office:value-type="string" calcext:value-type="string">
            <text:p>Труба 32х2,8 3м, порізка</text:p>
          </table:table-cell>
          <table:table-cell office:value-type="date" office:date-value="2022-06-16" calcext:value-type="date">
            <text:p>16.06.2022</text:p>
          </table:table-cell>
          <table:table-cell office:value-type="currency" office:currency="UAH" office:value="908.5" calcext:value-type="currency">
            <text:p>909 грн.</text:p>
          </table:table-cell>
          <table:table-cell table:style-name="ce37" office:value-type="string" calcext:value-type="string">
            <text:p>Так</text:p>
          </table:table-cell>
          <table:table-cell table:style-name="ce19" table:number-columns-repeated="3"/>
          <table:table-cell table:number-columns-repeated="1017"/>
        </table:table-row>
        <table:table-row table:style-name="ro2" table:number-rows-repeated="5">
          <table:table-cell table:style-name="ce14"/>
          <table:table-cell table:number-columns-repeated="2"/>
          <table:table-cell table:style-name="ce37"/>
          <table:table-cell table:style-name="ce19" table:number-columns-repeated="3"/>
          <table:table-cell table:number-columns-repeated="1017"/>
        </table:table-row>
        <table:table-row table:style-name="ro2" table:number-rows-repeated="3">
          <table:table-cell table:number-columns-repeated="4"/>
          <table:table-cell table:style-name="ce19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93])" office:value-type="currency" office:currency="UAH" office:value="1554443.68" calcext:value-type="currency">
            <text:p>1 554 444 грн.</text:p>
          </table:table-cell>
          <table:table-cell table:number-columns-repeated="1021"/>
        </table:table-row>
        <table:table-row table:style-name="ro2" table:number-rows-repeated="10483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.00.0000</text:date>, <text:time style:data-style-name="N2" text:time-value="23:05:23.178627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2-06-16T23:09:29.281994205</dc:date>
    <dc:creator>Віталій </dc:creator>
    <meta:editing-duration>PT3H32M34S</meta:editing-duration>
    <meta:editing-cycles>52</meta:editing-cycles>
    <meta:document-statistic meta:table-count="1" meta:cell-count="713" meta:object-count="0"/>
  </office:meta>
</office:document-meta>
</file>